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02083D697D1F55C.png" manifest:media-type="image/png"/>
  <manifest:file-entry manifest:full-path="Pictures/10000201000007800000043854BAF64B09025528.png" manifest:media-type="image/png"/>
  <manifest:file-entry manifest:full-path="Pictures/100002010000020000000200785C211BADFB1855.png" manifest:media-type="image/png"/>
  <manifest:file-entry manifest:full-path="Pictures/1000000000000578000001C24B978E2EA18B84A2.jpg" manifest:media-type="image/jpeg"/>
  <manifest:file-entry manifest:full-path="Pictures/1000020100000780000004384BF4BD585BAB1AF1.png" manifest:media-type="image/png"/>
  <manifest:file-entry manifest:full-path="Pictures/10000201000006520000012908DD2654D5EDC1CF.png" manifest:media-type="image/png"/>
  <manifest:file-entry manifest:full-path="Pictures/1000000000000730000004DCBFB9691D5CE6C6F2.png" manifest:media-type="image/png"/>
  <manifest:file-entry manifest:full-path="Pictures/1000020100000780000004387F70233BDAB75841.png" manifest:media-type="image/png"/>
  <manifest:file-entry manifest:full-path="Pictures/10000000000002DF00000270973AB3E962BB35EE.png" manifest:media-type="image/png"/>
  <manifest:file-entry manifest:full-path="Pictures/100000000000050B000003A252020F3902A77D1C.png" manifest:media-type="image/png"/>
  <manifest:file-entry manifest:full-path="Pictures/1000020100000780000004389579E1962DF8B855.png" manifest:media-type="image/png"/>
  <manifest:file-entry manifest:full-path="Pictures/10000201000007800000043811199D804352B779.png" manifest:media-type="image/png"/>
  <manifest:file-entry manifest:full-path="Pictures/100002010000078000000438854E6F986A8D99B6.png" manifest:media-type="image/png"/>
  <manifest:file-entry manifest:full-path="Pictures/1000020100000780000004386894D65AC9F1FFB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list-style-name="WWNum7">
      <style:paragraph-properties fo:margin-left="0.5in" fo:margin-right="0in" fo:text-align="justify" style:justify-single-word="false" fo:text-indent="-0.25in" style:auto-text-indent="false"/>
    </style:style>
    <style:style style:name="P9" style:family="paragraph" style:parent-style-name="Standard" style:list-style-name="WWNum3">
      <style:paragraph-properties fo:margin-left="0.5in" fo:margin-right="0in" fo:text-align="justify" style:justify-single-word="false" fo:text-indent="-0.25in" style:auto-text-indent="false"/>
    </style:style>
    <style:style style:name="P10" style:family="paragraph" style:parent-style-name="Standard" style:list-style-name="WWNum2">
      <style:paragraph-properties fo:margin-left="0.5in" fo:margin-right="0in" fo:line-height="100%" fo:text-align="justify" style:justify-single-word="false" fo:text-indent="-0.25in" style:auto-text-indent="false"/>
    </style:style>
    <style:style style:name="P11" style:family="paragraph" style:parent-style-name="Standard" style:list-style-name="WWNum1">
      <style:paragraph-properties fo:margin-left="0.5in" fo:margin-right="0in" fo:line-height="100%" fo:text-align="justify" style:justify-single-word="false" fo:text-indent="-0.25in" style:auto-text-indent="false"/>
    </style:style>
    <style:style style:name="P12" style:family="paragraph" style:parent-style-name="Standard" style:list-style-name="WWNum4">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3" style:family="paragraph" style:parent-style-name="Standard" style:list-style-name="WWNum5">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4" style:family="paragraph" style:parent-style-name="Standard" style:list-style-name="WWNum4">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5" style:family="paragraph" style:parent-style-name="Standard" style:list-style-name="WWNum5">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6" style:family="paragraph" style:parent-style-name="Standard" style:list-style-name="WWNum3">
      <style:paragraph-properties fo:margin-left="0.5in" fo:margin-right="0in" fo:margin-top="0in" fo:margin-bottom="0.139in" loext:contextual-spacing="false" fo:line-height="100%" fo:text-align="justify" style:justify-single-word="false" fo:text-indent="-0.25in" style:auto-text-indent="false"/>
    </style:style>
    <style:style style:name="P17" style:family="paragraph" style:parent-style-name="Standard" style:list-style-name="WWNum5">
      <style:paragraph-properties fo:margin-left="0.5in" fo:margin-right="0in" fo:margin-top="0.139in" fo:margin-bottom="0in" loext:contextual-spacing="false" fo:line-height="115%" fo:text-align="justify" style:justify-single-word="false" fo:orphans="2" fo:widows="2" fo:text-indent="-0.25in" style:auto-text-indent="false"/>
    </style:style>
    <style:style style:name="P18" style:family="paragraph" style:parent-style-name="Standard" style:list-style-name="WWNum6">
      <style:paragraph-properties fo:margin-left="0.5in" fo:margin-right="0in" fo:margin-top="0.139in" fo:margin-bottom="0in" loext:contextual-spacing="false" fo:line-height="100%" fo:text-align="justify" style:justify-single-word="false" fo:text-indent="-0.25in" style:auto-text-indent="false"/>
    </style:style>
    <style:style style:name="P19"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21" style:family="paragraph" style:parent-style-name="Standard">
      <style:paragraph-properties fo:margin-left="0in" fo:margin-right="0in" fo:margin-top="0in" fo:margin-bottom="0.139in" loext:contextual-spacing="false" fo:line-height="115%" fo:text-align="justify" style:justify-single-word="false" fo:orphans="2" fo:widows="2" fo:text-indent="0in" style:auto-text-indent="false"/>
    </style:style>
    <style:style style:name="P22"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23"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24"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5" style:family="paragraph" style:parent-style-name="Standard">
      <style:paragraph-properties fo:margin-top="0in" fo:margin-bottom="0.139in" loext:contextual-spacing="false" fo:line-height="115%"/>
    </style:style>
    <style:style style:name="P26" style:family="paragraph" style:parent-style-name="Standard">
      <style:paragraph-properties fo:margin-top="0in" fo:margin-bottom="0.139in" loext:contextual-spacing="false" fo:line-height="115%" fo:text-align="justify" style:justify-single-word="false" fo:orphans="2" fo:widows="2"/>
    </style:style>
    <style:style style:name="P27" style:family="paragraph" style:parent-style-name="Standard" style:list-style-name="WWNum5">
      <style:paragraph-properties fo:margin-left="1in" fo:margin-right="0in" fo:margin-top="0in" fo:margin-bottom="0in" loext:contextual-spacing="false" fo:line-height="115%" fo:text-align="justify" style:justify-single-word="false" fo:orphans="2" fo:widows="2" fo:text-indent="-0.25in" style:auto-text-indent="false"/>
    </style:style>
    <style:style style:name="P28" style:family="paragraph" style:parent-style-name="Standard" style:list-style-name="WWNum5">
      <style:paragraph-properties fo:margin-left="1in" fo:margin-right="0in" fo:margin-top="0in" fo:margin-bottom="0.139in" loext:contextual-spacing="false" fo:line-height="115%" fo:text-align="justify" style:justify-single-word="false" fo:orphans="2" fo:widows="2" fo:text-indent="-0.25in" style:auto-text-indent="false"/>
    </style:style>
    <style:style style:name="P29" style:family="paragraph" style:parent-style-name="Standard" style:list-style-name="WWNum6">
      <style:paragraph-properties fo:margin-left="1in" fo:margin-right="0in" fo:line-height="100%" fo:text-align="justify" style:justify-single-word="false" fo:text-indent="-0.25in" style:auto-text-indent="false"/>
    </style:style>
    <style:style style:name="P30" style:family="paragraph" style:parent-style-name="Standard" style:list-style-name="WWNum6">
      <style:paragraph-properties fo:margin-left="1in" fo:margin-right="0in" fo:text-align="justify" style:justify-single-word="false" fo:text-indent="-0.25in" style:auto-text-indent="false"/>
    </style:style>
    <style:style style:name="P31" style:family="paragraph" style:parent-style-name="Standard" style:list-style-name="WWNum7">
      <style:paragraph-properties fo:margin-left="0.5in" fo:margin-right="0in" fo:text-align="justify" style:justify-single-word="false" fo:text-indent="-0.25in" style:auto-text-indent="false"/>
    </style:style>
    <style:style style:name="P32"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33" style:family="paragraph" style:parent-style-name="Standard" style:list-style-name="WWNum6">
      <style:paragraph-properties fo:margin-left="0.5in" fo:margin-right="0in" fo:margin-top="0.139in" fo:margin-bottom="0in" loext:contextual-spacing="false" fo:line-height="100%" fo:text-align="justify" style:justify-single-word="false" fo:text-indent="-0.25in" style:auto-text-indent="false"/>
    </style:style>
    <style:style style:name="P34" style:family="paragraph" style:parent-style-name="Standard" style:list-style-name="WWNum6">
      <style:paragraph-properties fo:margin-left="1in" fo:margin-right="0in" fo:margin-top="0in" fo:margin-bottom="0in" loext:contextual-spacing="false" fo:line-height="100%" fo:text-align="justify" style:justify-single-word="false" fo:text-indent="-0.25in" style:auto-text-indent="false"/>
    </style:style>
    <style:style style:name="P3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36" style:family="paragraph" style:parent-style-name="Standard" style:master-page-name="First_20_Page">
      <style:paragraph-properties fo:line-height="115%" fo:text-align="justify" style:justify-single-word="false" fo:orphans="2" fo:widows="2" style:page-number="auto"/>
    </style:style>
    <style:style style:name="P37" style:family="paragraph" style:parent-style-name="Heading_20_1">
      <style:paragraph-properties fo:text-align="justify" style:justify-single-word="false"/>
    </style:style>
    <style:style style:name="P38" style:family="paragraph" style:parent-style-name="Heading_20_1">
      <style:paragraph-properties fo:break-before="page"/>
    </style:style>
    <style:style style:name="P39" style:family="paragraph" style:parent-style-name="Heading_20_1">
      <style:paragraph-properties fo:text-align="justify" style:justify-single-word="false" fo:break-before="page"/>
    </style:style>
    <style:style style:name="P40" style:family="paragraph" style:parent-style-name="Heading_20_2">
      <style:paragraph-properties fo:text-align="justify" style:justify-single-word="false"/>
    </style:style>
    <style:style style:name="P41" style:family="paragraph" style:parent-style-name="Heading_20_2">
      <style:paragraph-properties fo:margin-top="0.25in" fo:margin-bottom="0.139in" loext:contextual-spacing="false" fo:line-height="115%"/>
    </style:style>
    <style:style style:name="P42" style:family="paragraph" style:parent-style-name="Heading_20_2">
      <style:paragraph-properties fo:margin-top="0.25in" fo:margin-bottom="0.139in" loext:contextual-spacing="false" fo:line-height="115%" fo:text-align="justify" style:justify-single-word="false"/>
    </style:style>
    <style:style style:name="P43" style:family="paragraph" style:parent-style-name="Heading_20_2">
      <style:paragraph-properties fo:margin-top="0.25in" fo:margin-bottom="0.139in" loext:contextual-spacing="false" fo:line-height="115%" fo:text-align="justify" style:justify-single-word="false" fo:orphans="2" fo:widows="2"/>
    </style:style>
    <style:style style:name="P44" style:family="paragraph" style:parent-style-name="Heading_20_3">
      <style:paragraph-properties fo:text-align="justify" style:justify-single-word="false"/>
    </style:style>
    <style:style style:name="P45" style:family="paragraph" style:parent-style-name="Title">
      <style:paragraph-properties fo:margin-top="0in" fo:margin-bottom="0in" loext:contextual-spacing="false" fo:line-height="115%" fo:text-align="center" style:justify-single-word="false"/>
    </style:style>
    <style:style style:name="P46" style:family="paragraph">
      <loext:graphic-properties draw:fill="solid" draw:fill-color="#a0a0a0"/>
      <style:paragraph-properties fo:text-align="center"/>
    </style:style>
    <style:style style:name="P47" style:family="paragraph">
      <loext:graphic-properties draw:fill="none"/>
      <style:paragraph-properties fo:text-align="start"/>
      <style:text-properties fo:font-size="18pt"/>
    </style:style>
    <style:style style:name="P48" style:family="paragraph">
      <loext:graphic-properties draw:fill="none"/>
      <style:paragraph-properties fo:text-align="star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fo:font-size="13pt" fo:font-style="italic" style:font-size-asian="13pt" style:font-style-asian="italic" style:font-size-complex="13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weight="bold" style:font-weight-asian="bold"/>
    </style:style>
    <style:style style:name="T7" style:family="text">
      <style:text-properties style:text-underline-style="none"/>
    </style:style>
    <style:style style:name="T8" style:family="text">
      <style:text-properties fo:font-style="italic" style:font-style-asian="italic"/>
    </style:style>
    <style:style style:name="T9" style:family="text">
      <style:text-properties fo:font-size="10pt" fo:font-style="italic" style:font-size-asian="10pt" style:font-style-asian="italic" style:font-size-complex="10pt"/>
    </style:style>
    <style:style style:name="T10"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6.0744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2783in, 0.3937in, 0.3882in, 0.1528in)" draw:luminance="0%" draw:contrast="0%" draw:red="0%" draw:green="0%" draw:blue="0%" draw:gamma="100%" draw:color-inversion="false" draw:image-opacity="100%" draw:color-mode="standard"/>
    </style:style>
    <style:style style:name="fr5"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2.925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solid" svg:stroke-width="0.0138in" svg:stroke-color="#000000"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2.9256in)" draw:image-opacity="100%" style:mirror="none" style:run-through="foreground"/>
    </style:style>
    <style:style style:name="gr4" style:family="graphic">
      <style:graphic-properties draw:stroke="solid" svg:stroke-width="0.0417in" svg:stroke-color="#783f04" draw:marker-end="msArrowStealthEnd_20_5" draw:marker-end-width="0.1252in" draw:marker-end-center="false" draw:stroke-linejoin="round" draw:fill="none" draw:textarea-vertical-align="middle" draw:auto-grow-height="false" draw:fit-to-size="false" style:shrink-to-fit="false" fo:min-height="0in" fo:min-width="0.6701in" fo:padding-top="0.1in" fo:padding-bottom="0.1in" fo:padding-left="0.1in" fo:padding-right="0.1in" fo:wrap-option="wrap" style:run-through="foreground"/>
    </style:style>
    <style:style style:name="gr5" style:family="graphic">
      <style:graphic-properties draw:stroke="solid" svg:stroke-width="0.0417in" svg:stroke-color="#783f04" draw:marker-end="msArrowStealthEnd_20_5" draw:marker-end-width="0.1252in" draw:marker-end-center="false" draw:stroke-linejoin="round" draw:fill="none" draw:textarea-vertical-align="middle" draw:auto-grow-height="false" draw:fit-to-size="false" style:shrink-to-fit="false" fo:min-height="0in" fo:min-width="0.5618in" fo:padding-top="0.1in" fo:padding-bottom="0.1in" fo:padding-left="0.1in" fo:padding-right="0.1in" fo:wrap-option="wrap" style:run-through="foreground"/>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2.0937in, -0.1244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oft-page-break/><draw:frame draw:style-name="fr1" draw:name="image1.jpg" text:anchor-type="as-char" svg:width="6.2681in" svg:height="2.0138in" draw:z-index="0"><draw:image xlink:href="Pictures/1000000000000578000001C24B978E2EA18B84A2.jpg" xlink:type="simple" xlink:show="embed" xlink:actuate="onLoad" loext:mime-type="image/jpeg"/></draw:frame></text:p>
      <text:p text:style-name="P7"/>
      <text:p text:style-name="P7"/>
      <text:p text:style-name="P7"/>
      <text:p text:style-name="P7"/>
      <text:p text:style-name="P2"/>
      <text:p text:style-name="P45"><text:bookmark text:name="_1rb7s130m417"/><text:span text:style-name="T2">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1"><text:span text:style-name="T3">EI1027 - Diseño e Implementación de Sistemas de Información</text:span></text:p>
      <text:p text:style-name="P1">Miguel Ángel Prosper</text:p>
      <text:p text:style-name="P1">Paul Ximo Pluijter Izquierdo</text:p>
      <text:p text:style-name="P1">Adrian Luque Bueso</text:p>
      <text:p text:style-name="P37"><text:bookmark text:name="_uhqoemm410k7"/>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uhqoemm410k7" text:style-name="Index_20_Link" text:visited-style-name="Index_20_Link"><text:span text:style-name="T4">Índice</text:span></text:a><text:span text:style-name="T4"><text:tab/>1</text:span></text:p>
          <text:p text:style-name="P20"><text:a xlink:type="simple" xlink:href="#_yfdzxypymzj9" text:style-name="Index_20_Link" text:visited-style-name="Index_20_Link"><text:span text:style-name="T4">Organización</text:span></text:a><text:span text:style-name="T4"><text:tab/>3</text:span></text:p>
          <text:p text:style-name="P22"><text:a xlink:type="simple" xlink:href="#_xr3xu2jows8n" text:style-name="Index_20_Link" text:visited-style-name="Index_20_Link"><text:span text:style-name="T5">Tareas realizadas por cada miembro del grupo</text:span></text:a><text:span text:style-name="T5"><text:tab/>3</text:span></text:p>
          <text:p text:style-name="P22"><text:a xlink:type="simple" xlink:href="#_5pk2dyd9j80a" text:style-name="Index_20_Link" text:visited-style-name="Index_20_Link"><text:span text:style-name="T5">Reparto de responsabilidades</text:span></text:a><text:span text:style-name="T5"><text:tab/>3</text:span></text:p>
          <text:p text:style-name="P22"><text:a xlink:type="simple" xlink:href="#_s2hw5w15wkkh" text:style-name="Index_20_Link" text:visited-style-name="Index_20_Link"><text:span text:style-name="T5">Resumen de versiones</text:span></text:a><text:span text:style-name="T5"><text:tab/>4</text:span></text:p>
          <text:p text:style-name="P20"><text:soft-page-break/><text:a xlink:type="simple" xlink:href="#_vuvqy677zxpo" text:style-name="Index_20_Link" text:visited-style-name="Index_20_Link"><text:span text:style-name="T4">Etapa de planificación</text:span></text:a><text:span text:style-name="T4"><text:tab/>4</text:span></text:p>
          <text:p text:style-name="P22"><text:a xlink:type="simple" xlink:href="#_argn8l2wcwy9" text:style-name="Index_20_Link" text:visited-style-name="Index_20_Link"><text:span text:style-name="T5">Sitemap de la aplicación</text:span></text:a><text:span text:style-name="T5"><text:tab/>4</text:span></text:p>
          <text:p text:style-name="P22"><text:a xlink:type="simple" xlink:href="#_a2qdn5286nqx" text:style-name="Index_20_Link" text:visited-style-name="Index_20_Link"><text:span text:style-name="T5">UML de la aplicación</text:span></text:a><text:span text:style-name="T5"><text:tab/>5</text:span></text:p>
          <text:p text:style-name="P20"><text:a xlink:type="simple" xlink:href="#_q4fdkqpo83kq" text:style-name="Index_20_Link" text:visited-style-name="Index_20_Link"><text:span text:style-name="T4">Etapa de diseño</text:span></text:a><text:span text:style-name="T4"><text:tab/>6</text:span></text:p>
          <text:p text:style-name="P22"><text:a xlink:type="simple" xlink:href="#_x3fekmn12bpb" text:style-name="Index_20_Link" text:visited-style-name="Index_20_Link"><text:span text:style-name="T5">Diseño visual y definición de estilo</text:span></text:a><text:span text:style-name="T5"><text:tab/>6</text:span></text:p>
          <text:p text:style-name="P24"><text:a xlink:type="simple" xlink:href="#_1tvgwqwos92r" text:style-name="Index_20_Link" text:visited-style-name="Index_20_Link"><text:span text:style-name="T5">Tipografía</text:span></text:a><text:span text:style-name="T5"><text:tab/>6</text:span></text:p>
          <text:p text:style-name="P24"><text:a xlink:type="simple" xlink:href="#_v1avvro5u1vk" text:style-name="Index_20_Link" text:visited-style-name="Index_20_Link"><text:span text:style-name="T5">Paleta de color</text:span></text:a><text:span text:style-name="T5"><text:tab/>6</text:span></text:p>
          <text:p text:style-name="P24"><text:a xlink:type="simple" xlink:href="#_xvqdjlh1e80h" text:style-name="Index_20_Link" text:visited-style-name="Index_20_Link"><text:span text:style-name="T5">Tono de escritura</text:span></text:a><text:span text:style-name="T5"><text:tab/>6</text:span></text:p>
          <text:p text:style-name="P24"><text:a xlink:type="simple" xlink:href="#_ws1swbp12p57" text:style-name="Index_20_Link" text:visited-style-name="Index_20_Link"><text:span text:style-name="T5">Iconografía</text:span></text:a><text:span text:style-name="T5"><text:tab/>6</text:span></text:p>
          <text:p text:style-name="P24"><text:a xlink:type="simple" xlink:href="#_xoyqb09vq18g" text:style-name="Index_20_Link" text:visited-style-name="Index_20_Link"><text:span text:style-name="T5">Imágenes</text:span></text:a><text:span text:style-name="T5"><text:tab/>6</text:span></text:p>
          <text:p text:style-name="P24"><text:a xlink:type="simple" xlink:href="#_j91xd7jxwdnm" text:style-name="Index_20_Link" text:visited-style-name="Index_20_Link"><text:span text:style-name="T5">Botones</text:span></text:a><text:span text:style-name="T5"><text:tab/>6</text:span></text:p>
          <text:p text:style-name="P24"><text:a xlink:type="simple" xlink:href="#_8me427z3jwph" text:style-name="Index_20_Link" text:visited-style-name="Index_20_Link"><text:span text:style-name="T5">Espaciado</text:span></text:a><text:span text:style-name="T5"><text:tab/>6</text:span></text:p>
          <text:p text:style-name="P22"><text:a xlink:type="simple" xlink:href="#_1t3h5sf" text:style-name="Index_20_Link" text:visited-style-name="Index_20_Link"><text:span text:style-name="T5">Modelado del usuario: Front-office</text:span></text:a><text:span text:style-name="T5"><text:tab/>7</text:span></text:p>
          <text:p text:style-name="P24"><text:a xlink:type="simple" xlink:href="#_4d34og8" text:style-name="Index_20_Link" text:visited-style-name="Index_20_Link"><text:span text:style-name="T5">Casos de uso</text:span></text:a><text:span text:style-name="T5"><text:tab/>7</text:span></text:p>
          <text:p text:style-name="P22"><text:a xlink:type="simple" xlink:href="#_17dp8vu" text:style-name="Index_20_Link" text:visited-style-name="Index_20_Link"><text:span text:style-name="T4">Etapa de prototipado: Front-office</text:span></text:a><text:span text:style-name="T4"><text:tab/>8</text:span></text:p>
          <text:p text:style-name="P24"><text:a xlink:type="simple" xlink:href="#_qd1mpqza257k" text:style-name="Index_20_Link" text:visited-style-name="Index_20_Link"><text:span text:style-name="T5">Inicio</text:span></text:a><text:span text:style-name="T5"><text:tab/>8</text:span></text:p>
          <text:p text:style-name="P24"><text:a xlink:type="simple" xlink:href="#_amfmkhbvklco" text:style-name="Index_20_Link" text:visited-style-name="Index_20_Link"><text:span text:style-name="T5">Inicio de sesión</text:span></text:a><text:span text:style-name="T5"><text:tab/>9</text:span></text:p>
          <text:p text:style-name="P24"><text:a xlink:type="simple" xlink:href="#_9rn2wvilyce1" text:style-name="Index_20_Link" text:visited-style-name="Index_20_Link"><text:span text:style-name="T5">Gestión de reservas</text:span></text:a><text:span text:style-name="T5"><text:tab/>9</text:span></text:p>
          <text:p text:style-name="P24"><text:a xlink:type="simple" xlink:href="#_yad0m0sojl81" text:style-name="Index_20_Link" text:visited-style-name="Index_20_Link"><text:span text:style-name="T5">Formulario de reserva</text:span></text:a><text:span text:style-name="T5"><text:tab/>10</text:span></text:p>
          <text:p text:style-name="P24"><text:a xlink:type="simple" xlink:href="#_d115ogvohz43" text:style-name="Index_20_Link" text:visited-style-name="Index_20_Link"><text:span text:style-name="T5">Confirmación del formulario de reserva</text:span></text:a><text:span text:style-name="T5"><text:tab/>10</text:span></text:p>
          <text:p text:style-name="P22"><text:a xlink:type="simple" xlink:href="#_m2tbhz2ffjwr" text:style-name="Index_20_Link" text:visited-style-name="Index_20_Link"><text:span text:style-name="T5">Modelado del usuario: Back-office</text:span></text:a><text:span text:style-name="T5"><text:tab/>11</text:span></text:p>
          <text:p text:style-name="P24"><text:soft-page-break/><text:a xlink:type="simple" xlink:href="#_ieeo88btq04c" text:style-name="Index_20_Link" text:visited-style-name="Index_20_Link"><text:span text:style-name="T5">Casos de uso</text:span></text:a><text:span text:style-name="T5"><text:tab/>11</text:span></text:p>
          <text:p text:style-name="P22"><text:a xlink:type="simple" xlink:href="#_aprhxklm9iha" text:style-name="Index_20_Link" text:visited-style-name="Index_20_Link"><text:span text:style-name="T4">Etapa de prototipado: Back-office</text:span></text:a><text:span text:style-name="T4"><text:tab/>12</text:span></text:p>
          <text:p text:style-name="P24"><text:a xlink:type="simple" xlink:href="#_w40ch3q4ynav" text:style-name="Index_20_Link" text:visited-style-name="Index_20_Link"><text:span text:style-name="T5">Inicio de sesión</text:span></text:a><text:span text:style-name="T5"><text:tab/>13</text:span></text:p>
          <text:p text:style-name="P24"><text:a xlink:type="simple" xlink:href="#_4c3mav7n670l" text:style-name="Index_20_Link" text:visited-style-name="Index_20_Link"><text:span text:style-name="T5">Gestión de áreas</text:span></text:a><text:span text:style-name="T5"><text:tab/>13</text:span></text:p>
          <text:p text:style-name="P24"><text:a xlink:type="simple" xlink:href="#_iwmv5lcdbkm1" text:style-name="Index_20_Link" text:visited-style-name="Index_20_Link"><text:span text:style-name="T5">Crear servicio</text:span></text:a><text:span text:style-name="T5"><text:tab/>14</text:span></text:p>
          <text:p text:style-name="P24"><text:a xlink:type="simple" xlink:href="#_xa3p3c42t8e" text:style-name="Index_20_Link" text:visited-style-name="Index_20_Link"><text:span text:style-name="T5">Petición de nuevo tipo de servicio</text:span></text:a><text:span text:style-name="T5"><text:tab/>14</text:span></text:p>
          <text:p text:style-name="P22"><text:a xlink:type="simple" xlink:href="#_n4g8swrlzmuh" text:style-name="Index_20_Link" text:visited-style-name="Index_20_Link"><text:span text:style-name="T5">Mejoras</text:span></text:a><text:span text:style-name="T5"><text:tab/>14</text:span></text:p>
          <text:p text:style-name="P23"><text:a xlink:type="simple" xlink:href="#_y5wyxlkrhh0s" text:style-name="Index_20_Link" text:visited-style-name="Index_20_Link"><text:span text:style-name="T5">Adicionalmente</text:span></text:a><text:span text:style-name="T5"><text:tab/>15</text:span></text:p>
        </text:index-body>
      </text:table-of-content>
      <text:p text:style-name="P3"/>
      <text:p text:style-name="P39"><text:bookmark text:name="_2e4e13qbcz6z"/>Organización</text:p>
      <text:p text:style-name="P26">El grupo ha realizado todo el trabajo de manera totalmente telemática, para ello hemos hecho uso de multitud de herramientas, las cuales listamos a continuación:</text:p>
      <text:list xml:id="list3506267167" text:style-name="WWNum4">
        <text:list-item>
          <text:p text:style-name="P12">Comunicación: Discord.</text:p>
        </text:list-item>
        <text:list-item>
          <text:p text:style-name="P12">Reparto de trabajo: Trello.</text:p>
        </text:list-item>
        <text:list-item>
          <text:p text:style-name="P12">Control de versiones: Git y Github.</text:p>
        </text:list-item>
        <text:list-item>
          <text:p text:style-name="P12">Edición local de UML: MagicDraw.</text:p>
        </text:list-item>
        <text:list-item>
          <text:p text:style-name="P14">Edición simultánea de documentos: Google Docs.</text:p>
        </text:list-item>
      </text:list>
      <text:p text:style-name="P26">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42"><text:bookmark text:name="_xr3xu2jows8n"/>Tareas realizadas por cada miembro del grupo</text:p>
      <text:list xml:id="list2098694968" text:style-name="WWNum5">
        <text:list-item>
          <text:p text:style-name="P13"><text:span text:style-name="T6">Paul Ximo Pluijter Izquierdo</text:span></text:p>
          <text:list>
            <text:list-item>
              <text:p text:style-name="P27">Diseño de las vistas</text:p>
            </text:list-item>
            <text:list-item>
              <text:p text:style-name="P27">Prototipos</text:p>
            </text:list-item>
            <text:list-item>
              <text:p text:style-name="P27">Código de las vistas</text:p>
            </text:list-item>
            <text:list-item>
              <text:p text:style-name="P27">Algunos métodos del código de Java</text:p>
            </text:list-item>
            <text:list-item>
              <text:p text:style-name="P27">Código de la Base de Datos</text:p>
            </text:list-item>
            <text:list-item>
              <text:p text:style-name="P28">Documentación</text:p>
            </text:list-item>
          </text:list>
        </text:list-item>
        <text:list-item>
          <text:p text:style-name="P17"><text:span text:style-name="T6">Miguel Ángel Prosper Quirós</text:span></text:p>
          <text:list>
            <text:list-item>
              <text:p text:style-name="P27">Abstracciones y generalizaciones de las clases</text:p>
            </text:list-item>
            <text:list-item>
              <text:p text:style-name="P27">Algunas clases Java específicas</text:p>
            </text:list-item>
            <text:list-item>
              <text:p text:style-name="P27">Algunas partes de los códigos de las vistas</text:p>
            </text:list-item>
            <text:list-item>
              <text:p text:style-name="P27">Diseño de las vistas</text:p>
            </text:list-item>
            <text:list-item>
              <text:p text:style-name="P27"><text:soft-page-break/>Código de la Base de Datos</text:p>
            </text:list-item>
            <text:list-item>
              <text:p text:style-name="P28">Documentación</text:p>
            </text:list-item>
          </text:list>
        </text:list-item>
        <text:list-item>
          <text:p text:style-name="P17"><text:span text:style-name="T6">Adrián Luque Bueso</text:span></text:p>
          <text:list>
            <text:list-item>
              <text:p text:style-name="P27">Clases Java específicas</text:p>
            </text:list-item>
            <text:list-item>
              <text:p text:style-name="P27">Algunas partes de los códigos de las vistas</text:p>
            </text:list-item>
            <text:list-item>
              <text:p text:style-name="P27">Diseño de las vistas</text:p>
            </text:list-item>
            <text:list-item>
              <text:p text:style-name="P27">Código de la Base de Datos</text:p>
            </text:list-item>
            <text:list-item>
              <text:p text:style-name="P28">Documentación</text:p>
            </text:list-item>
          </text:list>
        </text:list-item>
      </text:list>
      <text:p text:style-name="P43"><text:bookmark text:name="_5pk2dyd9j80a"/>Reparto de responsabilidades</text:p>
      <text:list xml:id="list123516748064975" text:continue-numbering="true" text:style-name="WWNum5">
        <text:list-item>
          <text:p text:style-name="P13"><text:span text:style-name="T6">Gestor del proyecto</text:span>: Paul Ximo Pluijter Izquierdo</text:p>
        </text:list-item>
        <text:list-item>
          <text:p text:style-name="P13"><text:span text:style-name="T6">Analista del sistema</text:span>: Adrián Luque Bueso</text:p>
        </text:list-item>
        <text:list-item>
          <text:p text:style-name="P15"><text:span text:style-name="T6">Gestor de calidad</text:span>: Miguel Ángel Prosper Quirós</text:p>
        </text:list-item>
      </text:list>
      <text:p text:style-name="P21"/>
      <text:p text:style-name="P41"><text:bookmark text:name="_s2hw5w15wkkh"/>Resumen de versiones</text:p>
      <text:p text:style-name="P25"><draw:frame draw:style-name="fr2" draw:name="image17.png" text:anchor-type="as-char" svg:width="6.089in" svg:height="1.7555in" draw:z-index="0"><draw:image xlink:href="Pictures/10000201000006520000012908DD2654D5EDC1CF.png" xlink:type="simple" xlink:show="embed" xlink:actuate="onLoad" loext:mime-type="image/png"/></draw:frame><text:span text:style-name="T8">I</text:span><text:span text:style-name="T9">zquierda a derecha</text:span><text:span text:style-name="T10">: Miguel Ángel Prosper, Paul Ximo Pluijter Izquierdo y Adrián Luque Bueso.</text:span></text:p>
      <text:p text:style-name="Heading_20_1"><text:bookmark text:name="_vuvqy677zxpo"/>Etapa de planificación</text:p>
      <text:p text:style-name="Heading_20_2"><text:bookmark text:name="_argn8l2wcwy9"/>Sitemap de la aplicación</text:p>
      <text:p text:style-name="Standard"><draw:frame draw:style-name="fr3" draw:name="image8.png" text:anchor-type="char" svg:x="-0.8335in" svg:y="0.339in" svg:width="7.7035in" svg:height="5.1929in" draw:z-index="0"><draw:image xlink:href="Pictures/1000000000000730000004DCBFB9691D5CE6C6F2.png" xlink:type="simple" xlink:show="embed" xlink:actuate="onLoad" loext:mime-type="image/png"/></draw:frame></text:p>
      <text:p text:style-name="P40"><text:bookmark text:name="_j22nh9ee4j4p"/></text:p>
      <text:p text:style-name="Heading_20_2"><text:bookmark text:name="_a2qdn5286nqx"/>UML de la aplicación<text:line-break/><draw:frame draw:style-name="fr4" draw:name="image3.png" text:anchor-type="as-char" svg:width="6.7811in" svg:height="5.5472in" draw:z-index="0"><draw:image xlink:href="Pictures/10000000000002DF00000270973AB3E962BB35EE.png" xlink:type="simple" xlink:show="embed" xlink:actuate="onLoad" loext:mime-type="image/png"/></draw:frame></text:p>
      <text:p text:style-name="Heading_20_1"><text:bookmark text:name="_1zj4wddikbfb"/></text:p>
      <text:p text:style-name="P38"><text:bookmark text:name="_q4fdkqpo83kq"/>Etapa de diseño</text:p>
      <text:p text:style-name="Heading_20_2"><text:bookmark text:name="_x3fekmn12bpb"/>Diseño visual y definición de estilo</text:p>
      <text:p text:style-name="Heading_20_3"><text:bookmark text:name="_1tvgwqwos92r"/>Tipografía</text:p>
      <text:p text:style-name="Standard">Usaremos la fuente de “sans-serif”, la fuente por defecto del sistema sin serifas, ya que nos parece muy limpia y adecuada para la ocasión.</text:p>
      <text:p text:style-name="Heading_20_3"><text:bookmark text:name="_v1avvro5u1vk"/>Paleta de color</text:p>
      <text:p text:style-name="Standard">Generalmente se utilizará el color blanco y gris aunque con toque de rojo siguiendo el diseño de la generalitat.</text:p>
      <text:p text:style-name="Heading_20_3"><text:bookmark text:name="_xvqdjlh1e80h"/>Tono de escritura</text:p>
      <text:p text:style-name="Standard">El tono de escritura debe ser neutro, es decir ni muy coloquial ni muy culto, porque aunque, debe tener un lenguaje sencillo y accesible para cualquier conjunto de la población (por lo que un lenguaje culto no vale), debe hacer uso del lenguaje respetuoso y, cuando sea necesario, técnico (por lo que un lenguaje puramente coloquial no sería válido).</text:p>
      <text:p text:style-name="Heading_20_3"><text:bookmark text:name="_ws1swbp12p57"/>Iconografía</text:p>
      <text:p text:style-name="Standard">El único logo que usaremos será el de la Generalitat.</text:p>
      <text:p text:style-name="Heading_20_3"><text:bookmark text:name="_xoyqb09vq18g"/>Imágenes</text:p>
      <text:p text:style-name="Standard">Presentaremos imágenes de cada área debajo de sus títulos con los bordes redondeados al igual que los botones.</text:p>
      <text:p text:style-name="Heading_20_3"><text:bookmark text:name="_j91xd7jxwdnm"/>Botones</text:p>
      <text:p text:style-name="Standard">Todos los botones serán grandes y redondeados; verdes para aceptación o creación, amarillos para modificacion y rojos en caso de cancelacion o eliminacion.</text:p>
      <text:p text:style-name="Heading_20_3"><text:bookmark text:name="_8me427z3jwph"/>Espaciado</text:p>
      <text:p text:style-name="Standard">Todos los elementos semánticos tendrán un espacio entre ellos para no confundirlos, si estos son de jerarquías más altas el espaciado será mayor.</text:p>
      <text:p text:style-name="Standard"/>
      <text:p text:style-name="P40"><text:bookmark text:name="_1t3h5sf"/>Modelado del usuario: Front-office</text:p>
      <text:p text:style-name="P3"><draw:frame draw:style-name="fr5" draw:name="image4.png" text:anchor-type="as-char" svg:width="3.1193in" svg:height="2.8602in" draw:z-index="0"><draw:image xlink:href="Pictures/100000000000050B000003A252020F3902A77D1C.png" xlink:type="simple" xlink:show="embed" xlink:actuate="onLoad" loext:mime-type="image/png"/></draw:frame><text:line-break/>Este es “el señor Pepe”:</text:p>
      <text:list xml:id="list2774100641" text:style-name="WWNum7">
        <text:list-item>
          <text:p text:style-name="P8">Tiene dos hijos. </text:p>
        </text:list-item>
        <text:list-item>
          <text:p text:style-name="P8">Sabe que hay un servicio en internet para espacios naturales.</text:p>
        </text:list-item>
        <text:list-item>
          <text:p text:style-name="P8"><text:soft-page-break/>Quiere realizar los trámites solo sin necesitar ayuda.</text:p>
        </text:list-item>
        <text:list-item>
          <text:p text:style-name="P8">Espera no tener problemas cuando termine.</text:p>
        </text:list-item>
      </text:list>
      <text:p text:style-name="P44"><text:bookmark text:name="_4d34og8"/>Casos de uso</text:p>
      <text:list xml:id="list1394325270" text:style-name="WWNum1">
        <text:list-item>
          <text:p text:style-name="P32"><text:span text:style-name="T6">Escenario 1</text:span>:</text:p>
        </text:list-item>
      </text:list>
      <text:list xml:id="list2245317472" text:style-name="WWNum6">
        <text:list-item>
          <text:list>
            <text:list-item>
              <text:p text:style-name="P34">Quiere ir a un espacio natural para pasar una tarde con sus hijos.</text:p>
            </text:list-item>
            <text:list-item>
              <text:p text:style-name="P29">Sabe que le hace falta unos procedimientos para ir al espacio natural.</text:p>
            </text:list-item>
            <text:list-item>
              <text:p text:style-name="P30">Nadie le ayudará porque quiere que sea una sorpresa.</text:p>
            </text:list-item>
          </text:list>
        </text:list-item>
        <text:list-item>
          <text:p text:style-name="P18">Qué necesita:</text:p>
          <text:list>
            <text:list-item>
              <text:p text:style-name="P34">Una pantalla sencilla.</text:p>
            </text:list-item>
            <text:list-item>
              <text:p text:style-name="P34">Que sea rápido de buscar el sitio.</text:p>
            </text:list-item>
            <text:list-item>
              <text:p text:style-name="P34">Que sea fácil añadir a sus hijos como acompañantes.</text:p>
            </text:list-item>
            <text:list-item>
              <text:p text:style-name="P34">Espera tener un justificante para cuando llegue a la entrada.</text:p>
            </text:list-item>
          </text:list>
        </text:list-item>
        <text:list-item>
          <text:p text:style-name="P18">Cómo le ayuda el sitio:</text:p>
          <text:list>
            <text:list-item>
              <text:p text:style-name="P34">Siendo sencillo.</text:p>
            </text:list-item>
            <text:list-item>
              <text:p text:style-name="P34">Con muy pocos pasos.</text:p>
            </text:list-item>
            <text:list-item>
              <text:p text:style-name="P34">Dándole opciones simples de deshacer sus acciones.</text:p>
            </text:list-item>
            <text:list-item>
              <text:p text:style-name="P34">Pidiéndole confirmación de sus acciones de una forma muy explicativa y clara.</text:p>
            </text:list-item>
          </text:list>
        </text:list-item>
      </text:list>
      <text:p text:style-name="P35"/>
      <text:list xml:id="list1650873346" text:style-name="WWNum2">
        <text:list-item>
          <text:p text:style-name="P10"><text:span text:style-name="T6">Escenario 2</text:span>:</text:p>
        </text:list-item>
      </text:list>
      <text:list xml:id="list123516914892516" text:continue-list="list2245317472" text:style-name="WWNum6">
        <text:list-item>
          <text:list>
            <text:list-item>
              <text:p text:style-name="P29">Resulta que la tarde particular que reservo llueve.</text:p>
            </text:list-item>
            <text:list-item>
              <text:p text:style-name="P29">Quiere cancelar una reserva a un espacio natural que ha hecho.</text:p>
            </text:list-item>
            <text:list-item>
              <text:p text:style-name="P29"><text:soft-page-break/>Sabe que tiene que haber alguna manera de hacerlo.</text:p>
            </text:list-item>
          </text:list>
        </text:list-item>
        <text:list-item>
          <text:p text:style-name="P18">Qué necesita:</text:p>
          <text:list>
            <text:list-item>
              <text:p text:style-name="P29">Una pantalla sencilla.</text:p>
            </text:list-item>
            <text:list-item>
              <text:p text:style-name="P29">Que sea rápido encontrar las acciones de la reserva.</text:p>
            </text:list-item>
            <text:list-item>
              <text:p text:style-name="P29">Que sea fácil cancelar sin pasos extras innecesarios.</text:p>
            </text:list-item>
            <text:list-item>
              <text:p text:style-name="P29">Espera haber terminado en unos minutos.</text:p>
            </text:list-item>
          </text:list>
        </text:list-item>
        <text:list-item>
          <text:p text:style-name="P18">Cómo le ayuda el sitio:</text:p>
          <text:list>
            <text:list-item>
              <text:p text:style-name="P29">Siendo sencillo.</text:p>
            </text:list-item>
            <text:list-item>
              <text:p text:style-name="P29">Con muy pocos pasos.</text:p>
            </text:list-item>
            <text:list-item>
              <text:p text:style-name="P29">Presentando primero sus últimas reservas y sus acciones.</text:p>
            </text:list-item>
            <text:list-item>
              <text:p text:style-name="P29">Pidiéndole confirmación de sus acciones de una forma muy explicativa y clara.</text:p>
            </text:list-item>
          </text:list>
        </text:list-item>
      </text:list>
      <text:p text:style-name="P40"><text:bookmark text:name="_17dp8vu"/>Etapa de prototipado: Front-office</text:p>
      <text:p text:style-name="Heading_20_3"><text:bookmark text:name="_qd1mpqza257k"/>Inicio </text:p>
      <text:p text:style-name="Standard"><draw:frame draw:style-name="fr1" draw:name="image10.png" text:anchor-type="as-char" svg:width="6.2681in" svg:height="3.528in" draw:z-index="0"><draw:image xlink:href="Pictures/1000020100000780000004389579E1962DF8B855.png" xlink:type="simple" xlink:show="embed" xlink:actuate="onLoad" loext:mime-type="image/png"/></draw:frame><draw:rect text:anchor-type="as-char" style:rel-width="100%" draw:z-index="1" draw:style-name="gr1" draw:text-style-name="P46" svg:width="0.0012in" svg:height="0.0213in"><text:p/></draw:rect></text:p>
      <text:p text:style-name="Standard"/>
      <text:p text:style-name="Heading_20_3"><text:bookmark text:name="_amfmkhbvklco"/>Inicio de sesión</text:p>
      <text:p text:style-name="Standard"><draw:frame draw:style-name="fr1" draw:name="image9.png" text:anchor-type="as-char" svg:width="6.2681in" svg:height="3.528in" draw:z-index="0"><draw:image xlink:href="Pictures/10000201000007800000043811199D804352B779.png" xlink:type="simple" xlink:show="embed" xlink:actuate="onLoad" loext:mime-type="image/png"/></draw:frame></text:p>
      <text:p text:style-name="Standard">Tras el inicio de sesión vuelve a la página de inicio, <text:s/>pero ahora con todos los menús</text:p>
      <text:p text:style-name="Standard"/>
      <text:p text:style-name="Standard"><draw:rect text:anchor-type="as-char" style:rel-width="100%" draw:z-index="2" draw:style-name="gr1" draw:text-style-name="P46" svg:width="0.0012in" svg:height="0.0213in"><text:p/></draw:rect></text:p>
      <text:p text:style-name="P44"><text:bookmark text:name="_9rn2wvilyce1"/>Gestión de reservas</text:p>
      <text:p text:style-name="Standard"><text:soft-page-break/><draw:frame draw:style-name="fr1" draw:name="image14.png" text:anchor-type="as-char" svg:width="6.2681in" svg:height="3.528in" draw:z-index="0"><draw:image xlink:href="Pictures/1000020100000780000004386894D65AC9F1FFB2.png" xlink:type="simple" xlink:show="embed" xlink:actuate="onLoad" loext:mime-type="image/png"/></draw:frame><draw:rect text:anchor-type="as-char" style:rel-width="100%" draw:z-index="3" draw:style-name="gr1" draw:text-style-name="P46" svg:width="0.0012in" svg:height="0.0213in"><text:p/></draw:rect></text:p>
      <text:p text:style-name="Heading_20_3"><text:bookmark text:name="_yad0m0sojl81"/>Formulario de reserva</text:p>
      <text:p text:style-name="Heading_20_2"><text:bookmark text:name="_mthvnm4bwzxz"/><draw:frame draw:style-name="fr1" draw:name="image15.png" text:anchor-type="as-char" svg:width="6.2681in" svg:height="3.528in" draw:z-index="0"><draw:image xlink:href="Pictures/1000020100000780000004384BF4BD585BAB1AF1.png" xlink:type="simple" xlink:show="embed" xlink:actuate="onLoad" loext:mime-type="image/png"/></draw:frame></text:p>
      <text:p text:style-name="Standard"/>
      <text:p text:style-name="Heading_20_3"><text:bookmark text:name="_d115ogvohz43"/>Confirmación del formulario de reserva</text:p>
      <text:p text:style-name="Standard"><draw:frame draw:style-name="fr1" draw:name="image16.png" text:anchor-type="as-char" svg:width="6.2681in" svg:height="3.528in" draw:z-index="0"><draw:image xlink:href="Pictures/100002010000078000000438854E6F986A8D99B6.png" xlink:type="simple" xlink:show="embed" xlink:actuate="onLoad" loext:mime-type="image/png"/></draw:frame></text:p>
      <text:p text:style-name="Standard"/>
      <text:p text:style-name="Standard">Tras clicar en “sí” en la confirmación, redirige a la vista de Gestión de reservas, donde aparecerá la nueva reserva (además de las que ya habían).</text:p>
      <text:p text:style-name="P40"><text:bookmark text:name="_m2tbhz2ffjwr"/>Modelado del usuario: Back-office</text:p>
      <text:p text:style-name="P3"><draw:g text:anchor-type="as-char" draw:z-index="4" draw:style-name="gr2"><draw:frame draw:name="Shape 2" draw:style-name="gr3" draw:text-style-name="P47" svg:width="3.1461in" svg:height="2.8858in" svg:x="0in" svg:y="0in"><draw:image xlink:href="Pictures/100000000000050B000003A252020F3902A77D1C.png" xlink:type="simple" xlink:show="embed" xlink:actuate="onLoad"><text:p/></draw:image></draw:frame><draw:custom-shape draw:name="Shape 3" draw:style-name="gr4" draw:text-style-name="P48" svg:width="0.8697in" svg:height="0.1571in" svg:x="0.5646in" svg:y="1.611in"><text:p/><draw:enhanced-geometry draw:mirror-horizontal="false" draw:mirror-vertical="false" drawooo:sub-view-size="20650 3568" draw:text-areas="0 0 ?f0 ?f1" svg:viewBox="0 0 0 0" draw:type="ooxml-non-primitive" draw:enhanced-path="M 20650 3117 C 13689 3117 4922 4922 0 0 N"><draw:equation draw:name="f0" draw:formula="logwidth"/><draw:equation draw:name="f1" draw:formula="logheight"/></draw:enhanced-geometry></draw:custom-shape><draw:custom-shape draw:name="Shape 4" draw:style-name="gr5" draw:text-style-name="P48" svg:width="0.7614in" svg:height="0.1571in" svg:x="1.5598in" svg:y="1.611in"><text:p/><draw:enhanced-geometry draw:mirror-horizontal="false" draw:mirror-vertical="false" drawooo:sub-view-size="21040 2988" draw:text-areas="0 0 ?f0 ?f1" svg:viewBox="0 0 0 0" draw:type="ooxml-non-primitive" draw:enhanced-path="M 0 2338 C 6960 3499 14728 3156 21040 0 N"><draw:equation draw:name="f0" draw:formula="logwidth"/><draw:equation draw:name="f1" draw:formula="logheight"/></draw:enhanced-geometry></draw:custom-shape><draw:frame draw:name="Shape 5" draw:style-name="gr6" draw:text-style-name="P47" svg:width="2.5406in" svg:height="1.6189in" svg:x="0.4228in" svg:y="0in"><draw:image xlink:href="Pictures/100002010000020000000200785C211BADFB1855.png" xlink:type="simple" xlink:show="embed" xlink:actuate="onLoad"><text:p/></draw:image></draw:frame></draw:g><text:line-break/>Este es “el señor José”:</text:p>
      <text:list xml:id="list123518037774463" text:continue-list="list2774100641" text:style-name="WWNum7">
        <text:list-item>
          <text:p text:style-name="P8">Es el encargado de medio ambiente de su municipio.</text:p>
        </text:list-item>
        <text:list-item>
          <text:p text:style-name="P8">Tiene experiencia haciendo uso de programas administrativos.</text:p>
        </text:list-item>
        <text:list-item>
          <text:p text:style-name="P8">Es su primer día haciendo uso de nuestra aplicación.</text:p>
        </text:list-item>
      </text:list>
      <text:p text:style-name="P44"><text:bookmark text:name="_ieeo88btq04c"/>Casos de uso</text:p>
      <text:list xml:id="list123516075993982" text:continue-list="list1394325270" text:style-name="WWNum1">
        <text:list-item>
          <text:p text:style-name="P11"><text:span text:style-name="T6">Escenario 1</text:span>:</text:p>
        </text:list-item>
      </text:list>
      <text:list xml:id="list123516366193550" text:continue-list="list123516914892516" text:style-name="WWNum6">
        <text:list-item>
          <text:list>
            <text:list-item>
              <text:p text:style-name="P29">Quiere crear un servicio nuevo.</text:p>
            </text:list-item>
            <text:list-item>
              <text:p text:style-name="P30">Tiene un conocimiento aproximado de cómo hacerlo, pero no lo ha hecho nunca antes.</text:p>
            </text:list-item>
            <text:list-item>
              <text:p text:style-name="P30">Tiene un usuario registrado.</text:p>
            </text:list-item>
          </text:list>
        </text:list-item>
        <text:list-item>
          <text:p text:style-name="P18">Qué necesita:</text:p>
          <text:list>
            <text:list-item>
              <text:p text:style-name="P29">Una pantalla sencilla.</text:p>
            </text:list-item>
            <text:list-item>
              <text:p text:style-name="P29">Que la aplicación siga una estructura sencilla y entendible.</text:p>
            </text:list-item>
            <text:list-item>
              <text:p text:style-name="P29"><text:soft-page-break/>Que la aplicación le ayude a cometer el mínimo de errores posibles.</text:p>
            </text:list-item>
            <text:list-item>
              <text:p text:style-name="P29">Espera poder deshacer los cambios antes de confirmarlos.</text:p>
            </text:list-item>
            <text:list-item>
              <text:p text:style-name="P29">Espera tener una confirmación de que se ha realizado correctamente.</text:p>
            </text:list-item>
          </text:list>
        </text:list-item>
        <text:list-item>
          <text:p text:style-name="P18">Cómo le ayuda el sitio:</text:p>
          <text:list>
            <text:list-item>
              <text:p text:style-name="P29">Siendo sencillo, coherente y siguiendo el mismo patrón en todas las pantallas.</text:p>
            </text:list-item>
            <text:list-item>
              <text:p text:style-name="P29">Indicando siempre en qué pantalla está.</text:p>
            </text:list-item>
            <text:list-item>
              <text:p text:style-name="P29">Dándole opciones simples de deshacer sus acciones.</text:p>
            </text:list-item>
            <text:list-item>
              <text:p text:style-name="P29">Indicando si los datos son erróneos</text:p>
            </text:list-item>
            <text:list-item>
              <text:p text:style-name="P29">Pidiéndole confirmación de sus acciones de una forma muy explicativa y clara.</text:p>
            </text:list-item>
          </text:list>
        </text:list-item>
      </text:list>
      <text:p text:style-name="P5"/>
      <text:list xml:id="list123516329258090" text:continue-list="list1650873346" text:style-name="WWNum2">
        <text:list-item>
          <text:p text:style-name="P10"><text:span text:style-name="T6">Escenario 2</text:span>:</text:p>
        </text:list-item>
      </text:list>
      <text:list xml:id="list123517029794381" text:continue-list="list123516366193550" text:style-name="WWNum6">
        <text:list-item>
          <text:list>
            <text:list-item>
              <text:p text:style-name="P29">Tras muchas horas de trabajo, se ha dado cuenta de que ha cometido un error escogiendo el tipo de servicio.</text:p>
            </text:list-item>
            <text:list-item>
              <text:p text:style-name="P29">Desea modificar el servicio que acaba de hacer.</text:p>
            </text:list-item>
            <text:list-item>
              <text:p text:style-name="P29">Sabe que hay una forma de hacerlo.</text:p>
            </text:list-item>
          </text:list>
        </text:list-item>
        <text:list-item>
          <text:p text:style-name="P18">Qué necesita:</text:p>
          <text:list>
            <text:list-item>
              <text:p text:style-name="P29">Una pantalla sencilla.</text:p>
            </text:list-item>
            <text:list-item>
              <text:p text:style-name="P29">Que sea rápido encontrar las acciones de la reserva.</text:p>
            </text:list-item>
            <text:list-item>
              <text:p text:style-name="P29">Que sea fácil modificar sin pasos extras innecesarios.</text:p>
            </text:list-item>
            <text:list-item>
              <text:p text:style-name="P29">Espera haber terminado en unos minutos e irse a su casa a descansar.</text:p>
            </text:list-item>
          </text:list>
        </text:list-item>
        <text:list-item>
          <text:p text:style-name="P18">Cómo le ayuda el sitio:</text:p>
          <text:list>
            <text:list-item>
              <text:p text:style-name="P29">Siendo sencillo, coherente y siguiendo el mismo patrón en todas las pantallas.</text:p>
            </text:list-item>
            <text:list-item>
              <text:p text:style-name="P29"><text:soft-page-break/>Indicando siempre en qué pantalla está.</text:p>
            </text:list-item>
            <text:list-item>
              <text:p text:style-name="P29">Dándole opciones simples de deshacer sus acciones.</text:p>
            </text:list-item>
            <text:list-item>
              <text:p text:style-name="P29">Rellenando todos los datos antiguos para que no los tenga que memorizar.</text:p>
            </text:list-item>
            <text:list-item>
              <text:p text:style-name="P29">Indicando si los datos son erróneos</text:p>
            </text:list-item>
            <text:list-item>
              <text:p text:style-name="P29">Pidiéndole confirmación de sus acciones de una forma muy explicativa y clara.</text:p>
            </text:list-item>
          </text:list>
        </text:list-item>
      </text:list>
      <text:p text:style-name="P40"><text:bookmark text:name="_aprhxklm9iha"/>Etapa de prototipado: Back-office</text:p>
      <text:p text:style-name="Standard"><draw:frame draw:style-name="fr1" draw:name="Image1" text:anchor-type="as-char" svg:width="6.2681in" svg:height="3.528in" draw:z-index="0"><draw:image xlink:href="Pictures/1000020100000780000004389579E1962DF8B855.png" xlink:type="simple" xlink:show="embed" xlink:actuate="onLoad" loext:mime-type="image/png"/></draw:frame><draw:rect text:anchor-type="as-char" style:rel-width="100%" draw:z-index="5" draw:style-name="gr1" draw:text-style-name="P46" svg:width="0.0012in" svg:height="0.0213in"><text:p/></draw:rect></text:p>
      <text:p text:style-name="Heading_20_3"><text:bookmark text:name="_w40ch3q4ynav"/>Inicio de sesión</text:p>
      <text:p text:style-name="Heading_20_3"><text:bookmark text:name="_pt7zuxiz49vh"/><draw:frame draw:style-name="fr1" draw:name="Image2" text:anchor-type="as-char" svg:width="6.2681in" svg:height="3.528in" draw:z-index="0"><draw:image xlink:href="Pictures/10000201000007800000043811199D804352B779.png" xlink:type="simple" xlink:show="embed" xlink:actuate="onLoad" loext:mime-type="image/png"/></draw:frame><draw:rect text:anchor-type="as-char" style:rel-width="100%" draw:z-index="6" draw:style-name="gr1" draw:text-style-name="P46" svg:width="0.0012in" svg:height="0.0213in"><text:p/></draw:rect></text:p>
      <text:p text:style-name="Heading_20_3"><text:bookmark text:name="_4c3mav7n670l"/>Gestión de áreas<draw:rect text:anchor-type="as-char" style:rel-width="100%" draw:z-index="7" draw:style-name="gr1" draw:text-style-name="P46" svg:width="0.0012in" svg:height="0.0213in"><text:p/></draw:rect></text:p>
      <text:p text:style-name="Standard"><draw:frame draw:style-name="fr1" draw:name="image12.png" text:anchor-type="as-char" svg:width="6.2681in" svg:height="3.528in" draw:z-index="0"><draw:image xlink:href="Pictures/100002010000078000000438602083D697D1F55C.png" xlink:type="simple" xlink:show="embed" xlink:actuate="onLoad" loext:mime-type="image/png"/></draw:frame></text:p>
      <text:p text:style-name="Standard"><draw:rect text:anchor-type="as-char" style:rel-width="100%" draw:z-index="8" draw:style-name="gr1" draw:text-style-name="P46" svg:width="0.0012in" svg:height="0.0213in"><text:p/></draw:rect></text:p>
      <text:p text:style-name="Standard"/>
      <text:p text:style-name="Standard"/>
      <text:p text:style-name="Heading_20_3"><text:bookmark text:name="_iwmv5lcdbkm1"/>Crear servicio</text:p>
      <text:p text:style-name="Standard"><draw:frame draw:style-name="fr1" draw:name="image13.png" text:anchor-type="as-char" svg:width="6.2681in" svg:height="3.528in" draw:z-index="0"><draw:image xlink:href="Pictures/1000020100000780000004387F70233BDAB75841.png" xlink:type="simple" xlink:show="embed" xlink:actuate="onLoad" loext:mime-type="image/png"/></draw:frame></text:p>
      <text:p text:style-name="Standard"><draw:rect text:anchor-type="as-char" style:rel-width="100%" draw:z-index="9" draw:style-name="gr1" draw:text-style-name="P46" svg:width="0.0012in" svg:height="0.0213in"><text:p/></draw:rect></text:p>
      <text:p text:style-name="Heading_20_3"><text:bookmark text:name="_xa3p3c42t8e"/>Petición de nuevo tipo de servicio</text:p>
      <text:p text:style-name="Standard"><draw:frame draw:style-name="fr1" draw:name="image11.png" text:anchor-type="as-char" svg:width="6.2681in" svg:height="3.528in" draw:z-index="0"><draw:image xlink:href="Pictures/10000201000007800000043854BAF64B09025528.png" xlink:type="simple" xlink:show="embed" xlink:actuate="onLoad" loext:mime-type="image/png"/></draw:frame></text:p>
      <text:p text:style-name="Standard"><draw:rect text:anchor-type="as-char" style:rel-width="100%" draw:z-index="10" draw:style-name="gr1" draw:text-style-name="P46" svg:width="0.0012in" svg:height="0.0213in"><text:p/></draw:rect></text:p>
      <text:p text:style-name="Heading_20_2"><text:bookmark text:name="_n4g8swrlzmuh"/>Mejoras</text:p>
      <text:list xml:id="list509256283" text:style-name="WWNum3">
        <text:list-item>
          <text:p text:style-name="P16"><text:soft-page-break/>El RowMapper es totalmente genérico (solo hay uno para todos)</text:p>
        </text:list-item>
        <text:list-item>
          <text:p text:style-name="P16">Todas las clases fundamentales (como DAOs, Service, Controller, etc.) extienden a alguna clase abstracta (esto facilita la implementación y revisión del código).</text:p>
        </text:list-item>
      </text:list>
      <text:p text:style-name="P40"><text:bookmark text:name="_y5wyxlkrhh0s"/>Adicionalmente</text:p>
      <text:list xml:id="list123516346515277" text:continue-numbering="true" text:style-name="WWNum3">
        <text:list-item>
          <text:p text:style-name="P16">Hemos realizado la parte de gestionar la reserva del personal de control y del gestor de medio ambiente y prácticamente todas las vistas.</text:p>
        </text:list-item>
        <text:list-item>
          <text:p text:style-name="P9">Se ha puesto bastante hincapié en la seguridad, la aplicación no pasa los datos por campos ocultos y se asegura que un usuario solo pueda cambiar lo estrictamente necesar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draw:marker draw:name="msArrowStealthEnd_20_5" draw:display-name="msArrowStealthEnd 5" svg:viewBox="0 0 300 300" svg:d="M150 0l150 300-150-120-150 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14" meta:paragraph-count="202" meta:word-count="1407" meta:character-count="8114" meta:non-whitespace-character-count="6987"/>
    <meta:generator>LibreOfficeDev/6.0.5.2$Linux_X86_64 LibreOffice_project/</meta:generator>
  </office:meta>
</office:document-meta>
</file>